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emibold" svg:font-family="Segoe UI Semibold" style:font-family-generic="swiss" style:font-pitch="variable" svg:panose-1="2 11 7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3125in" fo:margin-bottom="0.1875in" fo:line-height="100%" fo:background-color="#FFFFFF"/>
      <style:text-properties style:font-name="Segoe UI Semibold" style:font-name-asian="Times New Roman" style:font-name-complex="Segoe UI Semibold" fo:color="#222222" fo:font-size="13.5pt" style:font-size-asian="13.5pt" style:font-size-complex="13.5pt" style:language-asian="es" style:country-asian="ES"/>
    </style:style>
    <style:style style:name="P2" style:parent-style-name="Normal" style:family="paragraph">
      <style:paragraph-properties fo:margin-top="0.0694in" fo:margin-bottom="0in" fo:line-height="100%" fo:background-color="#FFFFFF"/>
    </style:style>
    <style:style style:name="T3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4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5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6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7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8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9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0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1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2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3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4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5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16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7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9" style:parent-style-name="Normal" style:family="paragraph">
      <style:paragraph-properties fo:margin-top="0.0694in" fo:margin-bottom="0.0694in" fo:line-height="100%" fo:background-color="#FFFFFF"/>
    </style:style>
    <style:style style:name="T20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21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22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23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24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25" style:parent-style-name="Normal" style:family="paragraph">
      <style:paragraph-properties fo:margin-top="0.0694in" fo:margin-bottom="0.0694in" fo:line-height="100%" fo:background-color="#FFFFFF"/>
    </style:style>
    <style:style style:name="T26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27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28" style:parent-style-name="Normal" style:family="paragraph">
      <style:paragraph-properties fo:margin-top="0.0694in" fo:margin-bottom="0.0694in" fo:line-height="100%" fo:background-color="#FFFFFF"/>
    </style:style>
    <style:style style:name="T29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30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P31" style:parent-style-name="Normal" style:family="paragraph">
      <style:paragraph-properties fo:margin-top="0.0694in" fo:margin-bottom="0.0694in" fo:line-height="100%" fo:background-color="#FFFFFF"/>
    </style:style>
    <style:style style:name="T32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33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34" style:parent-style-name="Normal" style:family="paragraph">
      <style:paragraph-properties fo:margin-top="0.0694in" fo:margin-bottom="0.0694in" fo:line-height="100%" fo:background-color="#FFFFFF"/>
    </style:style>
    <style:style style:name="T35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36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37" style:parent-style-name="Normal" style:family="paragraph">
      <style:paragraph-properties fo:margin-top="0.0694in" fo:margin-bottom="0.0694in" fo:line-height="100%" fo:background-color="#FFFFFF"/>
    </style:style>
    <style:style style:name="T38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39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40" style:parent-style-name="Normal" style:family="paragraph">
      <style:paragraph-properties fo:margin-top="0.0694in" fo:margin-bottom="0.0694in" fo:line-height="100%" fo:background-color="#FFFFFF"/>
    </style:style>
    <style:style style:name="T41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42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43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P44" style:parent-style-name="Normal" style:family="paragraph">
      <style:paragraph-properties fo:margin-top="0.0694in" fo:margin-bottom="0.0694in" fo:line-height="100%" fo:background-color="#FFFFFF"/>
    </style:style>
    <style:style style:name="T45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46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47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48" style:parent-style-name="Normal" style:family="paragraph">
      <style:paragraph-properties fo:margin-top="0.0694in" fo:margin-bottom="0.0694in" fo:line-height="100%" fo:background-color="#FFFFFF"/>
    </style:style>
    <style:style style:name="T49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50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51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5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53" style:parent-style-name="Normal" style:family="paragraph">
      <style:paragraph-properties fo:margin-top="0.0694in" fo:margin-bottom="0.0694in" fo:line-height="100%" fo:background-color="#FFFFFF"/>
    </style:style>
    <style:style style:name="T54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55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56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57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58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59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60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6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62" style:parent-style-name="Normal" style:family="paragraph">
      <style:paragraph-properties fo:margin-top="0.0694in" fo:margin-bottom="0.0694in" fo:line-height="100%" fo:background-color="#FFFFFF"/>
    </style:style>
    <style:style style:name="T63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64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65" style:parent-style-name="Normal" style:family="paragraph">
      <style:paragraph-properties fo:margin-top="0.0694in" fo:margin-bottom="0.0694in" fo:line-height="100%" fo:background-color="#FFFFFF"/>
    </style:style>
    <style:style style:name="T66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67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68" style:parent-style-name="Normal" style:family="paragraph">
      <style:paragraph-properties fo:margin-top="0.0694in" fo:margin-bottom="0.0694in" fo:line-height="100%" fo:background-color="#FFFFFF"/>
    </style:style>
    <style:style style:name="T69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70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71" style:parent-style-name="Normal" style:family="paragraph">
      <style:paragraph-properties fo:margin-top="0.0694in" fo:margin-bottom="0.0694in" fo:line-height="100%" fo:background-color="#FFFFFF"/>
    </style:style>
    <style:style style:name="T72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73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74" style:parent-style-name="Normal" style:family="paragraph">
      <style:paragraph-properties fo:margin-top="0.0694in" fo:margin-bottom="0.0694in" fo:line-height="100%" fo:background-color="#FFFFFF"/>
    </style:style>
    <style:style style:name="T75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76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77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78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79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P80" style:parent-style-name="Normal" style:family="paragraph">
      <style:paragraph-properties fo:margin-top="0.0694in" fo:margin-bottom="0.0694in" fo:line-height="100%" fo:background-color="#FFFFFF"/>
    </style:style>
    <style:style style:name="T81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82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83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P8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85" style:parent-style-name="Normal" style:family="paragraph">
      <style:paragraph-properties fo:margin-top="0.0694in" fo:margin-bottom="0.0694in" fo:line-height="100%" fo:background-color="#FFFFFF"/>
    </style:style>
    <style:style style:name="T86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87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88" style:parent-style-name="Normal" style:family="paragraph">
      <style:paragraph-properties fo:margin-top="0.0694in" fo:margin-bottom="0.0694in" fo:line-height="100%" fo:background-color="#FFFFFF"/>
    </style:style>
    <style:style style:name="T89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90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91" style:parent-style-name="Normal" style:family="paragraph">
      <style:paragraph-properties fo:margin-top="0.0694in" fo:margin-bottom="0.0694in" fo:line-height="100%" fo:background-color="#FFFFFF"/>
    </style:style>
    <style:style style:name="T92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93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94" style:parent-style-name="Normal" style:family="paragraph">
      <style:paragraph-properties fo:margin-top="0.0694in" fo:margin-bottom="0.0694in" fo:line-height="100%" fo:background-color="#FFFFFF"/>
    </style:style>
    <style:style style:name="T95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96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97" style:parent-style-name="Normal" style:family="paragraph">
      <style:paragraph-properties fo:margin-top="0.0694in" fo:margin-bottom="0.0694in" fo:line-height="100%" fo:background-color="#FFFFFF"/>
    </style:style>
    <style:style style:name="T98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99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00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101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102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P103" style:parent-style-name="Normal" style:family="paragraph">
      <style:paragraph-properties fo:margin-top="0.0694in" fo:margin-bottom="0.0694in" fo:line-height="100%" fo:background-color="#FFFFFF"/>
    </style:style>
    <style:style style:name="T104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05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06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P107" style:parent-style-name="Normal" style:family="paragraph">
      <style:paragraph-properties fo:margin-top="0.0694in" fo:margin-bottom="0.0694in" fo:line-height="100%" fo:background-color="#FFFFFF"/>
    </style:style>
    <style:style style:name="T108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09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10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11" style:parent-style-name="Normal" style:family="paragraph">
      <style:paragraph-properties fo:margin-top="0.0694in" fo:margin-bottom="0.0694in" fo:line-height="100%" fo:background-color="#FFFFFF"/>
    </style:style>
    <style:style style:name="T112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13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14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15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16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17" style:parent-style-name="Normal" style:family="paragraph">
      <style:paragraph-properties fo:margin-top="0.3125in" fo:margin-bottom="0.1875in" fo:line-height="100%" fo:background-color="#FFFFFF"/>
      <style:text-properties style:font-name="Segoe UI Semibold" style:font-name-asian="Times New Roman" style:font-name-complex="Segoe UI Semibold" fo:color="#222222" fo:font-size="13.5pt" style:font-size-asian="13.5pt" style:font-size-complex="13.5pt" style:language-asian="es" style:country-asian="ES"/>
    </style:style>
    <style:style style:name="P118" style:parent-style-name="Normal" style:family="paragraph">
      <style:paragraph-properties fo:margin-top="0.0694in" fo:margin-bottom="0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1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20" style:parent-style-name="Normal" style:family="paragraph">
      <style:paragraph-properties fo:margin-top="0.0694in" fo:margin-bottom="0.0694in" fo:line-height="100%" fo:background-color="#FFFFFF"/>
    </style:style>
    <style:style style:name="T121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22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123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24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25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2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27" style:parent-style-name="Normal" style:family="paragraph">
      <style:paragraph-properties fo:margin-top="0.0694in" fo:margin-bottom="0.0694in" fo:line-height="100%" fo:background-color="#FFFFFF"/>
    </style:style>
    <style:style style:name="T128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29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30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31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32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33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34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35" style:parent-style-name="Normal" style:family="paragraph">
      <style:paragraph-properties fo:margin-top="0.3125in" fo:margin-bottom="0.1875in" fo:line-height="100%" fo:background-color="#FFFFFF"/>
      <style:text-properties style:font-name="Segoe UI Semibold" style:font-name-asian="Times New Roman" style:font-name-complex="Segoe UI Semibold" fo:color="#222222" fo:font-size="13.5pt" style:font-size-asian="13.5pt" style:font-size-complex="13.5pt" style:language-asian="es" style:country-asian="ES"/>
    </style:style>
    <style:style style:name="P136" style:parent-style-name="Normal" style:family="paragraph">
      <style:paragraph-properties fo:margin-top="0.0694in" fo:margin-bottom="0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3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38" style:parent-style-name="Normal" style:family="paragraph">
      <style:paragraph-properties fo:margin-top="0.0694in" fo:margin-bottom="0.0694in" fo:line-height="100%" fo:background-color="#FFFFFF"/>
    </style:style>
    <style:style style:name="T139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40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141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3">Desafio<text:s/>1: Insertar productos</text:h>
      <text:p text:style-name="P2"><text:span text:style-name="T3">Cada producto de Adventure Works se almacena en la tabla </text:span><text:span text:style-name="T4">SalesLT.Product</text:span><text:span text:style-name="T5"> y cada producto tiene un identificador único de </text:span><text:span text:style-name="T6">ProductID</text:span><text:span text:style-name="T7"> , que se implementa como una columna de </text:span><text:span text:style-name="T8">identidad en la tabla </text:span><text:span text:style-name="T9">SalesLT.Product</text:span><text:span text:style-name="T10"> . Los productos se organizan en categorías, que se definen en la tabla </text:span><text:span text:style-name="T11">SalesLT.ProductCategory</text:span><text:span text:style-name="T12"> . Los productos y los registros de categorías de productos están relacionados por un identificador </text:span><text:span text:style-name="T13">ProductCategoryID</text:span><text:span text:style-name="T14"> común , que es una columna de </text:span><text:span text:style-name="T15">identidad en la tabla </text:span><text:span text:style-name="T16">SalesLT.ProductCategory</text:span><text:span text:style-name="T17"> .</text:span></text:p>
      <text:list text:style-name="LFO1" text:continue-numbering="true">
        <text:list-item>
          <text:p text:style-name="P18">Insertar un producto</text:p>
          <text:list text:continue-numbering="true">
            <text:list-item>
              <text:p text:style-name="P19"><text:span text:style-name="T20">Adventure Works ha comenzado a vender el siguiente producto nuevo. Insértelo en la tabla </text:span><text:span text:style-name="T21">SalesLT.Product</text:span><text:span text:style-name="T22"> , usando valores predeterminados o </text:span><text:span text:style-name="T23">NULL</text:span><text:span text:style-name="T24"> para columnas no especificadas:</text:span></text:p>
              <text:list text:continue-numbering="true">
                <text:list-item>
                  <text:p text:style-name="P25"><text:span text:style-name="T26">Nombre</text:span><text:span text:style-name="T27"> : luces LED</text:span></text:p>
                </text:list-item>
                <text:list-item>
                  <text:p text:style-name="P28"><text:span text:style-name="T29">Número de producto: LT- </text:span><text:span text:style-name="T30">L123</text:span></text:p>
                </text:list-item>
                <text:list-item>
                  <text:p text:style-name="P31"><text:span text:style-name="T32">Costo estándar</text:span><text:span text:style-name="T33"> : 2.56</text:span></text:p>
                </text:list-item>
                <text:list-item>
                  <text:p text:style-name="P34"><text:span text:style-name="T35">Precio de lista</text:span><text:span text:style-name="T36"> : 12,99</text:span></text:p>
                </text:list-item>
                <text:list-item>
                  <text:p text:style-name="P37"><text:span text:style-name="T38">Id</text:span><text:span text:style-name="T39"> . de categoría de producto : 37</text:span></text:p>
                </text:list-item>
                <text:list-item>
                  <text:p text:style-name="P40"><text:span text:style-name="T41">SellStartDate</text:span><text:span text:style-name="T42"> : </text:span><text:span text:style-name="T43">fecha de hoy</text:span></text:p>
                </text:list-item>
              </text:list>
            </text:list-item>
            <text:list-item>
              <text:p text:style-name="P44"><text:span text:style-name="T45">Después de haber insertado el producto, ejecute una consulta para determinar el </text:span><text:span text:style-name="T46">ProductID</text:span><text:span text:style-name="T47"> que se generó.</text:span></text:p>
            </text:list-item>
            <text:list-item>
              <text:p text:style-name="P48"><text:span text:style-name="T49">Luego ejecute una consulta para ver la fila del producto en la tabla </text:span><text:span text:style-name="T50">SalesLT.Product</text:span><text:span text:style-name="T51"> .</text:span></text:p>
            </text:list-item>
          </text:list>
        </text:list-item>
        <text:list-item>
          <text:p text:style-name="P52">Insertar una nueva categoría con dos productos</text:p>
          <text:list text:continue-numbering="true">
            <text:list-item>
              <text:p text:style-name="P53"><text:span text:style-name="T54">Adventure Works está agregando una categoría de productos para </text:span><text:span text:style-name="T55">Bells and Horns</text:span><text:span text:style-name="T56"> a su catálogo. La categoría principal para la nueva categoría es </text:span><text:span text:style-name="T57">4</text:span><text:span text:style-name="T58"> ( </text:span><text:span text:style-name="T59">Accesorios</text:span><text:span text:style-name="T60"> ). Esta nueva categoría incluye los siguientes dos nuevos productos:</text:span></text:p>
              <text:list text:continue-numbering="true">
                <text:list-item>
                  <text:p text:style-name="P61">primer producto:</text:p>
                  <text:list text:continue-numbering="true">
                    <text:list-item>
                      <text:p text:style-name="P62"><text:span text:style-name="T63">Nombre</text:span><text:span text:style-name="T64"> : Timbre de bicicleta</text:span></text:p>
                    </text:list-item>
                    <text:list-item>
                      <text:p text:style-name="P65"><text:span text:style-name="T66">Número</text:span><text:span text:style-name="T67"> de producto : BB-RING</text:span></text:p>
                    </text:list-item>
                    <text:list-item>
                      <text:p text:style-name="P68"><text:span text:style-name="T69">Costo estándar</text:span><text:span text:style-name="T70"> : 2,47</text:span></text:p>
                    </text:list-item>
                    <text:list-item>
                      <text:p text:style-name="P71"><text:span text:style-name="T72">Precio de lista</text:span><text:span text:style-name="T73"> : 4,99</text:span></text:p>
                    </text:list-item>
                    <text:list-item>
                      <text:p text:style-name="P74"><text:span text:style-name="T75">ProductCategoryID</text:span><text:span text:style-name="T76"> : </text:span><text:span text:style-name="T77">ProductCategoryID para la nueva </text:span><text:span text:style-name="T78">categoría</text:span><text:span text:style-name="T79"> Bells and Horns</text:span></text:p>
                    </text:list-item>
                    <text:list-item>
                      <text:p text:style-name="P80"><text:span text:style-name="T81">SellStartDate</text:span><text:span text:style-name="T82"> : </text:span><text:span text:style-name="T83">fecha de hoy</text:span></text:p>
                    </text:list-item>
                  </text:list>
                </text:list-item>
                <text:list-item>
                  <text:p text:style-name="P84">Segundo producto:</text:p>
                  <text:list text:continue-numbering="true">
                    <text:list-item>
                      <text:p text:style-name="P85"><text:span text:style-name="T86">Nombre</text:span><text:span text:style-name="T87"> : bocina de bicicleta</text:span></text:p>
                    </text:list-item>
                    <text:list-item>
                      <text:p text:style-name="P88"><text:span text:style-name="T89">Número</text:span><text:span text:style-name="T90"> de producto : BB-PARP</text:span></text:p>
                    </text:list-item>
                    <text:list-item>
                      <text:p text:style-name="P91"><text:span text:style-name="T92">Coste estándar</text:span><text:span text:style-name="T93"> : 1,29</text:span></text:p>
                    </text:list-item>
                    <text:list-item>
                      <text:p text:style-name="P94"><text:span text:style-name="T95">Precio de lista</text:span><text:span text:style-name="T96"> : 3,75</text:span></text:p>
                    </text:list-item>
                    <text:list-item>
                      <text:p text:style-name="P97"><text:span text:style-name="T98">ProductCategoryID</text:span><text:span text:style-name="T99"> : </text:span><text:span text:style-name="T100">ProductCategoryID para la nueva </text:span><text:span text:style-name="T101">categoría</text:span><text:span text:style-name="T102"> Bells and Horns</text:span></text:p>
                    </text:list-item>
                    <text:list-item>
                      <text:p text:style-name="P103"><text:span text:style-name="T104">SellStartDate</text:span><text:span text:style-name="T105"> : </text:span><text:span text:style-name="T106">fecha de hoy</text:span></text:p>
                    </text:list-item>
                  </text:list>
                </text:list-item>
              </text:list>
            </text:list-item>
            <text:list-item>
              <text:p text:style-name="P107"><text:span text:style-name="T108">Escriba una consulta para insertar la nueva categoría de producto y, a continuación, inserte los dos nuevos productos con el valor </text:span><text:span text:style-name="T109">ProductCategoryID</text:span><text:span text:style-name="T110"> adecuado .</text:span></text:p>
            </text:list-item>
            <text:list-item>
              <text:p text:style-name="P111"><text:span text:style-name="T112">Después de haber insertado los productos, consulte las tablas </text:span><text:span text:style-name="T113">SalesLT.Product</text:span><text:span text:style-name="T114"> y </text:span><text:span text:style-name="T115">SalesLT.ProductCategory</text:span><text:span text:style-name="T116"> para verificar que se hayan insertado los datos.</text:span></text:p>
            </text:list-item>
          </text:list>
        </text:list-item>
      </text:list>
      <text:h text:style-name="P117" text:outline-level="3">Desafío 2: Actualizar productos</text:h>
      <text:p text:style-name="P118">Ha insertado datos para un producto, pero los detalles de precios no son correctos. Ahora debe actualizar los registros que ha insertado previamente para reflejar el precio correcto. Sugerencia: revise la documentación de UPDATE en la Referencia del lenguaje Transact-SQL.</text:p>
      <text:list text:style-name="LFO10" text:continue-numbering="true">
        <text:list-item>
          <text:p text:style-name="P119">Actualizar precios de productos</text:p>
          <text:list text:continue-numbering="true">
            <text:list-item>
              <text:p text:style-name="P120"><text:span text:style-name="T121">El gerente de ventas de Adventure Works ordenó un aumento de precio del 10% para todos los productos en la categoría de </text:span><text:span text:style-name="T122">campanas y cuernos</text:span><text:span text:style-name="T123"> . Actualice las filas en la tabla </text:span><text:span text:style-name="T124">SalesLT.Product</text:span><text:span text:style-name="T125"> para que estos productos aumenten su precio en un 10 %.</text:span></text:p>
            </text:list-item>
          </text:list>
        </text:list-item>
        <text:list-item>
          <text:p text:style-name="P126">Suspender productos</text:p>
          <text:list text:continue-numbering="true">
            <text:list-item>
              <text:p text:style-name="P127"><text:span text:style-name="T128">Las nuevas luces LED que insertó en el desafío anterior reemplazarán todos los productos de iluminación anteriores. Actualice la tabla </text:span><text:span text:style-name="T129">SalesLT.Product</text:span><text:span text:style-name="T130"> para establecer </text:span><text:span text:style-name="T131">DiscontinuedDate</text:span><text:span text:style-name="T132"> en la fecha de hoy para todos los productos en la categoría Luces (categoría de producto ID </text:span><text:span text:style-name="T133">37</text:span><text:span text:style-name="T134"> ) que no sean el producto Luces LED que insertó anteriormente.</text:span></text:p>
            </text:list-item>
          </text:list>
        </text:list-item>
      </text:list>
      <text:h text:style-name="P135" text:outline-level="3">Desafío 3: Eliminar productos</text:h>
      <text:p text:style-name="P136">La categoría Bells and Horns no ha tenido éxito y debe eliminarse de la base de datos.</text:p>
      <text:list text:style-name="LFO11" text:continue-numbering="true">
        <text:list-item>
          <text:p text:style-name="P137">Eliminar una categoría de producto y sus productos</text:p>
          <text:list text:continue-numbering="true">
            <text:list-item>
              <text:p text:style-name="P138"><text:span text:style-name="T139">Elimine los registros de la categoría </text:span><text:span text:style-name="T140">Campanas y cuernos</text:span><text:span text:style-name="T141"> y sus productos. Debe asegurarse de eliminar los registros de las tablas en el orden correcto para evitar una infracción de restricción de clave externa.</text:span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emibold" svg:font-family="Segoe UI Semibold" style:font-family-generic="swiss" style:font-pitch="variable" svg:panose-1="2 11 7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Lopez</meta:initial-creator>
    <dc:creator>Jorge Lopez</dc:creator>
    <meta:creation-date>2022-11-05T19:32:00Z</meta:creation-date>
    <dc:date>2022-11-05T19:32:00Z</dc:date>
    <meta:template xlink:href="Normal" xlink:type="simple"/>
    <meta:editing-cycles>2</meta:editing-cycles>
    <meta:editing-duration>PT60S</meta:editing-duration>
    <meta:document-statistic meta:page-count="2" meta:paragraph-count="6" meta:word-count="529" meta:character-count="3438" meta:row-count="24" meta:non-whitespace-character-count="2915"/>
  </office:meta>
</office:document-meta>
</file>